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writing-mode="lr-tb"/>
      <style:text-properties fo:font-size="12pt" fo:font-weight="bold" officeooo:paragraph-rsid="0011786e" style:font-size-asian="12pt" style:font-weight-asian="bold" style:font-size-complex="12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normal" style:font-weight-asian="normal" style:font-weight-complex="normal"/>
    </style:style>
    <style:style style:name="T3" style:family="text">
      <style:text-properties style:font-name="sans-serif" fo:font-weight="normal" officeooo:rsid="0003d37c" style:font-weight-asian="normal" style:font-weight-complex="normal"/>
    </style:style>
    <style:style style:name="T4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Universidade Federal de Alfenas<text:line-break/>Curso: </text:span><text:span text:style-name="T2">Ciência da Computação</text:span><text:span text:style-name="T1"><text:line-break/>Professor: </text:span><text:span text:style-name="T2">Ricardo Menezes Salgado</text:span><text:span text:style-name="T1"><text:line-break/>Aluno: </text:span><text:span text:style-name="T3">Diogo da Silva Moreira</text:span><text:span text:style-name="T1"><text:line-break/>RA: </text:span><text:span text:style-name="T2">2023.1.08.</text:span><text:span text:style-name="T3">003</text:span><text:span text:style-name="T1"><text:line-break/> <text:s text:c="7"/></text:span></text:p>
      <text:p text:style-name="P1"/>
      <text:p text:style-name="P1"><text:s text:c="35"/><text:span text:style-name="T4"><text:s/>Atividade Extra - Unidades I e II – ICC</text:span></text:p>
      <text:p text:style-name="P1"/>
      <text:p text:style-name="P1">1) Qual é a importância da Computação e sua história no contexto da evolução da sociedade??</text:p>
      <text:p text:style-name="P1">O entendimento dos fatos da História da Computação facilita a compreensão dos avanços</text:p>
      <text:p text:style-name="P1">na sociedade? Justifique a sua respost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Qual é a origem e o significado do termo “Computação”?? Qual é a sua relação com o termo</text:p>
      <text:p text:style-name="P1">“computador”? O termo computador era geralmente relacionado a que?</text:p>
      <text:p text:style-name="P1">3) Descreva as limitações que o uso de válvulas provocava nos computadores de 1a geração.</text:p>
      <text:p text:style-name="P1">4) Qual foi marco histórico que possibilitou que os computadores no decorrer a sua evolução,</text:p>
      <text:p text:style-name="P1">sejam significativamente menores que seus antecessores?</text:p>
      <text:p text:style-name="P1">5) Explique a origem da expressão “bugs” utilizada quando um programa tem algum defeito?</text:p>
      <text:p text:style-name="P1">6) Explique o processo representado através da figura abaixo:</text:p>
      <text:p text:style-name="P1"/>
      <text:p text:style-name="P1">7) Explique a diferença entre IP real e IP Mascar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9:43:28.664585919</meta:creation-date>
    <dc:date>2023-07-06T19:51:10.478541278</dc:date>
    <meta:editing-duration>PT7M42S</meta:editing-duration>
    <meta:editing-cycles>1</meta:editing-cycles>
    <meta:document-statistic meta:table-count="0" meta:image-count="0" meta:object-count="0" meta:page-count="1" meta:paragraph-count="13" meta:word-count="159" meta:character-count="1038" meta:non-whitespace-character-count="846"/>
    <meta:generator>LibreOffice/6.4.7.2$Linux_X86_64 LibreOffice_project/40$Build-2</meta:generator>
  </office:meta>
</office:document-meta>
</file>